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569cm" svg:height="0.635cm" svg:x="2.778cm" svg:y="3.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svg:x="2.778cm" svg:y="3.4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5.678cm" svg:y="3.4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11.425cm" svg:y="3.4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8.543cm" svg:y="3.4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10.477cm" svg:height="0.635cm" svg:x="2.811cm" svg:y="11.2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svg:x="3.011cm" svg:y="11.28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5.886cm" svg:y="11.28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8.726cm" svg:y="11.28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477cm" svg:height="0.635cm" svg:x="2.812cm" svg:y="11.2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svg:x="5.612cm" svg:y="11.28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8.487cm" svg:y="11.28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11.327cm" svg:y="11.28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2.804cm" svg:y="11.28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10.568cm" svg:height="0.635cm" svg:x="2.778cm" svg:y="4.4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1cm" svg:height="0.635cm" svg:x="2.98cm" svg:y="4.45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5.88cm" svg:y="4.45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8.744cm" svg:y="4.45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8cm" svg:height="0.635cm" svg:x="2.779cm" svg:y="4.4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svg:x="3.182cm" svg:y="4.45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6.082cm" svg:y="4.45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8.947cm" svg:y="4.45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3" draw:text-style-name="P1" draw:layer="layout" svg:width="1.517cm" svg:height="0.634cm" svg:x="11.827cm" svg:y="4.455cm" svg:viewBox="0 0 1518 635" draw:points="1518,534 1441,635 0,635 480,0 1518,0">
            <text:p/>
          </draw:polygon>
        </draw:g>
        <draw:g>
          <draw:custom-shape draw:style-name="gr1" draw:text-style-name="P1" draw:layer="layout" svg:width="10.568cm" svg:height="0.635cm" svg:x="2.778cm" svg:y="5.4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1cm" svg:height="0.635cm" svg:x="2.98cm" svg:y="5.47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5.88cm" svg:y="5.47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8.744cm" svg:y="5.47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8cm" svg:height="0.635cm" svg:x="2.779cm" svg:y="5.4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svg:x="3.586cm" svg:y="5.47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6.486cm" svg:y="5.47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9.351cm" svg:y="5.47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3" draw:text-style-name="P1" draw:layer="layout" svg:width="1.116cm" svg:height="0.634cm" svg:x="12.23cm" svg:y="5.47cm" svg:viewBox="0 0 1117 635" draw:points="1117,635 0,635 480,0 1117,0">
            <text:p/>
          </draw:polygon>
        </draw:g>
        <draw:g>
          <draw:custom-shape draw:style-name="gr1" draw:text-style-name="P1" draw:layer="layout" svg:width="10.567cm" svg:height="0.635cm" svg:x="2.779cm" svg:y="6.4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1cm" svg:height="0.635cm" svg:x="2.981cm" svg:y="6.45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5.88cm" svg:y="6.45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8.745cm" svg:y="6.45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7cm" svg:height="0.635cm" svg:x="2.78cm" svg:y="6.4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svg:x="3.99cm" svg:y="6.45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6.89cm" svg:y="6.45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svg:x="9.754cm" svg:y="6.45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3" draw:text-style-name="P1" draw:layer="layout" svg:width="0.711cm" svg:height="0.634cm" svg:x="12.634cm" svg:y="6.45cm" svg:viewBox="0 0 712 635" draw:points="712,635 0,635 480,0 712,0">
            <text:p/>
          </draw:polygon>
          <draw:polygon draw:style-name="gr3" draw:text-style-name="P1" draw:layer="layout" svg:width="0.255cm" svg:height="0.337cm" svg:x="2.778cm" svg:y="6.45cm" svg:viewBox="0 0 256 338" draw:points="0,0 256,0 0,338">
            <text:p/>
          </draw:polygon>
        </draw:g>
        <draw:g>
          <draw:custom-shape draw:style-name="gr1" draw:text-style-name="P1" draw:layer="layout" svg:width="10.477cm" svg:height="0.635cm" svg:x="2.869cm" svg:y="7.4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svg:x="3.069cm" svg:y="7.44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5.944cm" svg:y="7.44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8.784cm" svg:y="7.44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477cm" svg:height="0.635cm" svg:x="2.87cm" svg:y="7.4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svg:x="4.47cm" svg:y="7.44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7.345cm" svg:y="7.44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10.185cm" svg:y="7.44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3" draw:text-style-name="P1" draw:layer="layout" svg:width="0.304cm" svg:height="0.406cm" svg:x="13.04cm" svg:y="7.675cm" svg:viewBox="0 0 305 407" draw:points="305,407 0,407 305,0">
            <text:p/>
          </draw:polygon>
          <draw:polygon draw:style-name="gr3" draw:text-style-name="P1" draw:layer="layout" svg:width="0.762cm" svg:height="0.634cm" svg:x="2.804cm" svg:y="7.447cm" svg:viewBox="0 0 763 635" draw:points="0,0 763,0 286,635 0,635">
            <text:p/>
          </draw:polygon>
        </draw:g>
        <draw:g>
          <draw:custom-shape draw:style-name="gr1" draw:text-style-name="P1" draw:layer="layout" svg:width="10.477cm" svg:height="0.635cm" svg:x="2.869cm" svg:y="8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svg:x="3.069cm" svg:y="8.48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5.944cm" svg:y="8.48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8.784cm" svg:y="8.48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477cm" svg:height="0.635cm" svg:x="2.87cm" svg:y="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svg:x="4.87cm" svg:y="8.48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7.745cm" svg:y="8.48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svg:x="10.585cm" svg:y="8.48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3" draw:text-style-name="P1" draw:layer="layout" svg:width="1.162cm" svg:height="0.634cm" svg:x="2.804cm" svg:y="8.481cm" svg:viewBox="0 0 1163 635" draw:points="0,0 1163,0 686,635 0,635">
            <text:p/>
          </draw:polygon>
        </draw:g>
        <draw:g>
          <draw:custom-shape draw:style-name="gr1" draw:text-style-name="P1" draw:layer="layout" svg:width="10.566cm" svg:height="0.635cm" svg:x="2.78cm" svg:y="9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1cm" svg:height="0.635cm" svg:x="2.982cm" svg:y="9.48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5.881cm" svg:y="9.48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8.745cm" svg:y="9.48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6cm" svg:height="0.635cm" svg:x="2.781cm" svg:y="9.4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svg:x="5.201cm" svg:y="9.48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8.101cm" svg:y="9.48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svg:x="10.965cm" svg:y="9.48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3" draw:text-style-name="P1" draw:layer="layout" svg:width="1.512cm" svg:height="0.634cm" svg:x="2.778cm" svg:y="9.482cm" svg:viewBox="0 0 1513 635" draw:points="0,93 71,0 1513,0 1032,635 0,63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vilen </meta:initial-creator>
    <meta:creation-date>2012-03-09T21:08:59</meta:creation-date>
    <dc:date>2012-03-09T21:33:49</dc:date>
    <dc:creator>Svilen </dc:creator>
    <meta:editing-duration>PT00H08M57S</meta:editing-duration>
    <meta:editing-cycles>4</meta:editing-cycles>
    <meta:generator>OpenOffice.org/3.2$Linux OpenOffice.org_project/320m12$Build-9483</meta:generator>
    <meta:document-statistic meta:object-count="78"/>
  </office:meta>
</office:document-meta>
</file>